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5.782cm" fo:min-width="10.61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3.877cm" fo:min-width="5.851cm"/>
      <style:paragraph-properties style:writing-mode="lr-tb"/>
    </style:style>
    <style:style style:name="gr3" style:family="graphic" style:parent-style-name="standard">
      <style:graphic-properties draw:fill-color="#dde8cb" draw:textarea-horizontal-align="justify" draw:textarea-vertical-align="middle" draw:auto-grow-height="false" fo:min-height="1.338cm" fo:min-width="2.992cm"/>
      <style:paragraph-properties style:writing-mode="lr-tb"/>
    </style:style>
    <style:style style:name="gr4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start"/>
      <style:text-properties style:font-name="Ubuntu Mono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style:font-name="Ubuntu Mono"/>
    </style:style>
    <style:style style:name="P3" style:family="paragraph">
      <style:paragraph-properties fo:text-align="start"/>
      <style:text-properties style:font-name="Ubuntu Mono"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-color="#dde8cb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Ubuntu Mono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1.113cm" svg:height="6.032cm" svg:x="1.952cm" svg:y="2.905cm">
          <text:p text:style-name="P1"><text:span text:style-name="T1">Customer.avsc</text:span></text:p>
          <text:p text:style-name="P1"><text:span text:style-name="T2"/></text:p>
          <text:p text:style-name="P1"><text:span text:style-name="T3">{"namespace": </text:span><text:span text:style-name="T3">"customer.avro",</text:span></text:p>
          <text:p text:style-name="P1"><text:span text:style-name="T3"><text:s/></text:span><text:span text:style-name="T3">"type": </text:span><text:span text:style-name="T3">"record",</text:span></text:p>
          <text:p text:style-name="P1"><text:span text:style-name="T3"><text:s/></text:span><text:span text:style-name="T3">"name": </text:span><text:span text:style-name="T3">"Customer",</text:span></text:p>
          <text:p text:style-name="P1"><text:span text:style-name="T3"><text:s/></text:span><text:span text:style-name="T3">"fields": [</text:span></text:p>
          <text:p text:style-name="P2"><text:span text:style-name="T4"><text:s text:c="5"/></text:span><text:span text:style-name="T4">{"name": </text:span><text:span text:style-name="T4">"id", "type": </text:span><text:span text:style-name="T4">"int"},</text:span></text:p>
          <text:p text:style-name="P1"><text:span text:style-name="T3"><text:s text:c="5"/></text:span><text:span text:style-name="T3">{"name": </text:span><text:span text:style-name="T3">"name", "type": </text:span><text:span text:style-name="T3">"string"},</text:span></text:p>
          <text:p text:style-name="P1"><text:span text:style-name="T3"><text:s text:c="5"/></text:span><text:span text:style-name="T3">{"name": </text:span><text:span text:style-name="T3">"email", "type": </text:span><text:span text:style-name="T3">"string"}</text:span></text:p>
          <text:p text:style-name="P1"><text:span text:style-name="T3"><text:s/></text:span><text:span text:style-name="T3">]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1cm" svg:height="4.127cm" svg:x="20.367cm" svg:y="2.905cm">
          <text:p text:style-name="P1"><text:span text:style-name="T1">Customer.java</text:span></text:p>
          <text:p text:style-name="P1"><text:span text:style-name="T3"/></text:p>
          <text:p text:style-name="P1"><text:span text:style-name="T3">Customer {</text:span></text:p>
          <text:p text:style-name="P2"><text:span text:style-name="T4"><text:s text:c="2"/></text:span><text:span text:style-name="T4">int id;</text:span></text:p>
          <text:p text:style-name="P1"><text:span text:style-name="T3"><text:s text:c="2"/></text:span><text:span text:style-name="T3">String name;</text:span></text:p>
          <text:p text:style-name="P1"><text:span text:style-name="T3"><text:s text:c="2"/></text:span><text:span text:style-name="T3">String email;</text:span></text:p>
          <text:p text:style-name="P1"><text:span text:style-name="T3">}</text:span></text:p>
          <text:p text:style-name="P1"><text:span text:style-name="T3"><text:s text:c="3"/>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492cm" svg:height="1.588cm" svg:x="14.97cm" svg:y="5.027cm">
          <text:p text:style-name="P4">Avro</text:p>
          <text:p text:style-name="P4">compiler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065cm" svg:y1="5.762cm" svg:x2="20.05cm" svg:y2="5.7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4T22:14:33.789220921</meta:creation-date>
    <dc:date>2022-08-15T00:05:58.562274416</dc:date>
    <meta:editing-duration>PT1H29M33S</meta:editing-duration>
    <meta:editing-cycles>7</meta:editing-cycles>
    <meta:generator>LibreOffice/7.1.7.2$Linux_X86_64 LibreOffice_project/10$Build-2</meta:generator>
    <meta:document-statistic meta:object-count="4"/>
  </office:meta>
</office:document-meta>
</file>